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color="#000000" draw:fill="none" draw:fill-color="#ffffff" fo:min-height="0.434cm"/>
    </style:style>
    <style:style style:name="gr5" style:family="graphic" style:parent-style-name="standard">
      <style:graphic-properties draw:stroke="none" svg:stroke-color="#000000" draw:fill="none" draw:fill-color="#ffffff" fo:min-height="0.316cm"/>
    </style:style>
    <style:style style:name="gr6" style:family="graphic" style:parent-style-name="standard">
      <style:graphic-properties draw:stroke="none" svg:stroke-color="#000000" draw:fill="none" draw:fill-color="#ffffff" fo:min-height="0.315cm"/>
    </style:style>
    <style:style style:name="gr7" style:family="graphic" style:parent-style-name="standard">
      <style:graphic-properties draw:stroke="none" svg:stroke-color="#000000" draw:fill="none" draw:fill-color="#ffffff" fo:min-height="0.317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style:font-name="Liberation Serif" fo:font-size="6pt" fo:font-weight="normal" style:font-size-asian="8pt" style:font-size-complex="8pt"/>
    </style:style>
    <style:style style:name="P3" style:family="paragraph">
      <loext:graphic-properties draw:fill-color="#b2b2b2"/>
      <style:paragraph-properties fo:text-align="center"/>
      <style:text-properties style:font-name="Liberation Serif" fo:font-size="6pt" fo:font-weight="normal" style:font-size-asian="8pt" style:font-size-complex="8pt"/>
    </style:style>
    <style:style style:name="P4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5" style:family="paragraph">
      <loext:graphic-properties draw:fill="none" draw:fill-color="#ffffff"/>
      <style:text-properties style:font-name="Liberation Serif" fo:font-size="6pt" style:font-size-asian="8pt" style:font-size-complex="8pt"/>
    </style:style>
    <style:style style:name="T1" style:family="text">
      <style:text-properties style:font-name="Liberation Serif" fo:font-size="6pt" fo:font-weight="normal" style:font-size-asian="8pt" style:font-size-complex="8pt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913cm" svg:height="0.326cm" svg:x="0.936cm" svg:y="4.233cm">
          <text:p text:style-name="P1"><text:span text:style-name="T1">Image (3 x 32 x 3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0.936cm" svg:y="3.89cm">
          <text:p text:style-name="P1"><text:span text:style-name="T1">3 x 3 Conv (4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0.936cm" svg:y="3.548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0.935cm" svg:y="3.205cm">
          <text:p text:style-name="P1"><text:span text:style-name="T1">3 x 3 Conv (6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0.935cm" svg:y="2.862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0.935cm" svg:y="2.52cm">
          <text:p text:style-name="P1"><text:span text:style-name="T1">3 x 3 Conv (12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0.936cm" svg:y="2.177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13cm" svg:height="0.327cm" svg:x="0.935cm" svg:y="1.833cm">
          <text:p text:style-name="P1"><text:span text:style-name="T1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0.935cm" svg:y="1.489cm">
          <text:p text:style-name="P1"><text:span text:style-name="T1">FC (10), 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5.231cm" svg:y="4.233cm">
          <text:p text:style-name="P1"><text:span text:style-name="T1">Image (3 x 32 x 3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5.231cm" svg:y="3.89cm">
          <text:p text:style-name="P1"><text:span text:style-name="T1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5.231cm" svg:y="3.206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5.231cm" svg:y="2.863cm">
          <text:p text:style-name="P1"><text:span text:style-name="T1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5.231cm" svg:y="2.179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13cm" svg:height="0.327cm" svg:x="5.23cm" svg:y="1.15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5.231cm" svg:y="0.808cm">
          <text:p text:style-name="P1"><text:span text:style-name="T1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5.232cm" svg:y="0.463cm">
          <text:p text:style-name="P1"><text:span text:style-name="T1">FC (10), 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378cm" svg:height="0.434cm" svg:x="1.762cm" svg:y="0.997cm">
          <draw:text-box>
            <text:p><text:span text:style-name="T2">Model A</text:span></text:p>
          </draw:text-box>
        </draw:frame>
        <draw:frame draw:style-name="gr4" draw:text-style-name="P4" draw:layer="layout" svg:width="1.378cm" svg:height="0.434cm" svg:x="6.062cm" svg:y="-0.029cm">
          <draw:text-box>
            <text:p><text:span text:style-name="T2">Model B</text:span></text:p>
          </draw:text-box>
        </draw:frame>
        <draw:frame draw:style-name="gr5" draw:text-style-name="P5" draw:layer="layout" svg:width="0.685cm" svg:height="0.316cm" svg:x="4.722cm" svg:y="3.929cm">
          <draw:text-box>
            <text:p><text:span text:style-name="T3">(1B)</text:span></text:p>
          </draw:text-box>
        </draw:frame>
        <draw:frame draw:style-name="gr6" draw:text-style-name="P5" draw:layer="layout" svg:width="0.685cm" svg:height="0.315cm" svg:x="4.723cm" svg:y="3.588cm">
          <draw:text-box>
            <text:p><text:span text:style-name="T3">(2B)</text:span></text:p>
          </draw:text-box>
        </draw:frame>
        <draw:frame draw:style-name="gr5" draw:text-style-name="P5" draw:layer="layout" svg:width="0.685cm" svg:height="0.316cm" svg:x="4.724cm" svg:y="2.904cm">
          <draw:text-box>
            <text:p><text:span text:style-name="T3">(3B)</text:span></text:p>
          </draw:text-box>
        </draw:frame>
        <draw:frame draw:style-name="gr5" draw:text-style-name="P5" draw:layer="layout" svg:width="0.685cm" svg:height="0.316cm" svg:x="4.725cm" svg:y="2.562cm">
          <draw:text-box>
            <text:p><text:span text:style-name="T3">(4B)</text:span></text:p>
          </draw:text-box>
        </draw:frame>
        <draw:frame draw:style-name="gr6" draw:text-style-name="P5" draw:layer="layout" svg:width="0.685cm" svg:height="0.315cm" svg:x="4.726cm" svg:y="1.536cm">
          <draw:text-box>
            <text:p><text:span text:style-name="T3">(6B)</text:span></text:p>
          </draw:text-box>
        </draw:frame>
        <draw:frame draw:style-name="gr6" draw:text-style-name="P5" draw:layer="layout" svg:width="0.685cm" svg:height="0.315cm" svg:x="0.422cm" svg:y="3.927cm">
          <draw:text-box>
            <text:p><text:span text:style-name="T3">(1A)</text:span></text:p>
          </draw:text-box>
        </draw:frame>
        <draw:frame draw:style-name="gr5" draw:text-style-name="P5" draw:layer="layout" svg:width="0.685cm" svg:height="0.316cm" svg:x="0.424cm" svg:y="3.243cm">
          <draw:text-box>
            <text:p><text:span text:style-name="T3">(2A)</text:span></text:p>
          </draw:text-box>
        </draw:frame>
        <draw:frame draw:style-name="gr7" draw:text-style-name="P5" draw:layer="layout" svg:width="0.685cm" svg:height="0.317cm" svg:x="0.425cm" svg:y="2.558cm">
          <draw:text-box>
            <text:p><text:span text:style-name="T3">(3A)</text:span></text:p>
          </draw:text-box>
        </draw:frame>
        <draw:custom-shape draw:style-name="gr2" draw:text-style-name="P3" draw:layer="layout" svg:width="2.913cm" svg:height="0.326cm" svg:x="5.229cm" svg:y="3.546cm">
          <text:p text:style-name="P1"><text:span text:style-name="T1">1 x 1 Conv (4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5.233cm" svg:y="2.521cm">
          <text:p text:style-name="P1"><text:span text:style-name="T1">1 x 1 Conv (6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5.231cm" svg:y="2.863cm">
          <text:p text:style-name="P1"><text:span text:style-name="T1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5.233cm" svg:y="2.521cm">
          <text:p text:style-name="P1"><text:span text:style-name="T1">1 x 1 Conv (6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5.231cm" svg:y="1.835cm">
          <text:p text:style-name="P1"><text:span text:style-name="T1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5.233cm" svg:y="1.493cm">
          <text:p text:style-name="P1"><text:span text:style-name="T1">1 x 1 Conv (12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0.685cm" svg:height="0.315cm" svg:x="4.727cm" svg:y="1.837cm">
          <draw:text-box>
            <text:p><text:span text:style-name="T3">(5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11-22T10:14:12.893097062</dc:date>
    <meta:editing-duration>PT3H47M33S</meta:editing-duration>
    <meta:editing-cycles>33</meta:editing-cycles>
    <meta:document-statistic meta:object-count="34"/>
  </office:meta>
</office:document-meta>
</file>